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039" officeooo:paragraph-rsid="0006a039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officeooo:rsid="0009144b" officeooo:paragraph-rsid="0009144b"/>
    </style:style>
    <style:style style:name="P4" style:family="paragraph" style:parent-style-name="Standard">
      <style:text-properties style:font-name="Ubuntu" officeooo:paragraph-rsid="000f3822"/>
    </style:style>
    <style:style style:name="P5" style:family="paragraph" style:parent-style-name="Standard">
      <style:text-properties style:font-name="Ubuntu" fo:font-weight="normal" style:font-weight-asian="normal" style:font-weight-complex="normal"/>
    </style:style>
    <style:style style:name="P6" style:family="paragraph" style:parent-style-name="Standard">
      <style:text-properties style:font-name="Ubuntu" officeooo:rsid="0017a4c8" officeooo:paragraph-rsid="0017a4c8"/>
    </style:style>
    <style:style style:name="P7" style:family="paragraph" style:parent-style-name="Standard">
      <style:text-properties style:font-name="Ubuntu" officeooo:rsid="000b0c30"/>
    </style:style>
    <style:style style:name="P8" style:family="paragraph" style:parent-style-name="Standard">
      <style:text-properties style:font-name="Ubuntu" officeooo:rsid="001e6ad7" officeooo:paragraph-rsid="001e6ad7"/>
    </style:style>
    <style:style style:name="P9" style:family="paragraph" style:parent-style-name="Standard">
      <style:text-properties style:font-name="Ubuntu Thin"/>
    </style:style>
    <style:style style:name="P10" style:family="paragraph" style:parent-style-name="Standard">
      <style:text-properties style:font-name="Ubuntu Thin" officeooo:rsid="0006a039" officeooo:paragraph-rsid="0006a039"/>
    </style:style>
    <style:style style:name="P11" style:family="paragraph" style:parent-style-name="Standard">
      <style:text-properties style:font-name="Ubuntu Thin" officeooo:paragraph-rsid="000bcd51"/>
    </style:style>
    <style:style style:name="P12" style:family="paragraph" style:parent-style-name="Standard">
      <style:text-properties style:font-name="Ubuntu Thin" officeooo:rsid="000bcd51" officeooo:paragraph-rsid="000bcd51"/>
    </style:style>
    <style:style style:name="P13" style:family="paragraph" style:parent-style-name="Standard">
      <style:text-properties style:font-name="Ubuntu Thin" fo:font-weight="normal" style:font-weight-asian="normal" style:font-weight-complex="normal"/>
    </style:style>
    <style:style style:name="P14" style:family="paragraph" style:parent-style-name="Standard">
      <style:text-properties style:font-name="Ubuntu Thin" fo:font-weight="normal" officeooo:rsid="000bcd51" officeooo:paragraph-rsid="000bcd51" style:font-weight-asian="normal" style:font-weight-complex="normal"/>
    </style:style>
    <style:style style:name="P15" style:family="paragraph" style:parent-style-name="Standard">
      <style:text-properties style:font-name="Ubuntu Thin" fo:font-weight="normal" officeooo:rsid="001f3078" officeooo:paragraph-rsid="001f3078" style:font-weight-asian="normal" style:font-weight-complex="normal"/>
    </style:style>
    <style:style style:name="P16" style:family="paragraph" style:parent-style-name="Standard">
      <style:text-properties style:font-name="Ubuntu Thin" officeooo:rsid="0017a4c8" officeooo:paragraph-rsid="0017a4c8"/>
    </style:style>
    <style:style style:name="P17" style:family="paragraph" style:parent-style-name="Standard">
      <style:text-properties style:font-name="Ubuntu Thin" officeooo:rsid="000b0c30"/>
    </style:style>
    <style:style style:name="P18" style:family="paragraph" style:parent-style-name="Standard">
      <style:text-properties style:font-name="Ubuntu Thin" officeooo:paragraph-rsid="001df98e"/>
    </style:style>
    <style:style style:name="P19" style:family="paragraph" style:parent-style-name="Standard">
      <style:text-properties style:font-name="Ubuntu Thin" fo:font-size="12pt" officeooo:rsid="000b0c30" style:font-size-asian="12pt" style:font-size-complex="12pt"/>
    </style:style>
    <style:style style:name="P20" style:family="paragraph" style:parent-style-name="Standard">
      <style:text-properties style:font-name="Ubuntu Thin" officeooo:paragraph-rsid="001e6ad7"/>
    </style:style>
    <style:style style:name="P21" style:family="paragraph" style:parent-style-name="Standard">
      <style:text-properties style:font-name="Ubuntu Thin" officeooo:rsid="001f3078" officeooo:paragraph-rsid="001f3078"/>
    </style:style>
    <style:style style:name="P22" style:family="paragraph" style:parent-style-name="Standard">
      <style:text-properties style:font-name="Ubuntu Thin" officeooo:paragraph-rsid="001f3078"/>
    </style:style>
    <style:style style:name="P23" style:family="paragraph" style:parent-style-name="Standard">
      <style:text-properties style:font-name="Ubuntu Mono" officeooo:rsid="000bcd51" officeooo:paragraph-rsid="000bcd51"/>
    </style:style>
    <style:style style:name="P24" style:family="paragraph" style:parent-style-name="Standard">
      <style:text-properties style:font-name="Ubuntu Mono" officeooo:rsid="000b0c30" officeooo:paragraph-rsid="000b0c30"/>
    </style:style>
    <style:style style:name="P25" style:family="paragraph" style:parent-style-name="Standard">
      <style:text-properties style:font-name="Ubuntu Mono" fo:font-weight="normal" style:font-weight-asian="normal" style:font-weight-complex="normal"/>
    </style:style>
    <style:style style:name="P26" style:family="paragraph" style:parent-style-name="Standard">
      <style:text-properties style:font-name="Ubuntu Mono" fo:font-weight="normal" officeooo:rsid="000bcd51" officeooo:paragraph-rsid="000bcd51" style:font-weight-asian="normal" style:font-weight-complex="normal"/>
    </style:style>
    <style:style style:name="P27" style:family="paragraph" style:parent-style-name="Standard">
      <style:text-properties style:font-name="Ubuntu Mono" fo:font-weight="normal" officeooo:rsid="001f3078" officeooo:paragraph-rsid="001f3078" style:font-weight-asian="normal" style:font-weight-complex="normal"/>
    </style:style>
    <style:style style:name="P28" style:family="paragraph" style:parent-style-name="Standard">
      <style:text-properties style:font-name="Ubuntu Mono" fo:font-size="12pt" officeooo:paragraph-rsid="000c47a2" style:font-size-asian="12pt" style:font-size-complex="12pt"/>
    </style:style>
    <style:style style:name="P29" style:family="paragraph" style:parent-style-name="Standard">
      <style:text-properties style:font-name="Ubuntu Mono" fo:font-size="12pt" officeooo:paragraph-rsid="001e6ad7" style:font-size-asian="12pt" style:font-size-complex="12pt"/>
    </style:style>
    <style:style style:name="P30" style:family="paragraph" style:parent-style-name="Standard">
      <style:text-properties officeooo:paragraph-rsid="000c47a2"/>
    </style:style>
    <style:style style:name="P31" style:family="paragraph" style:parent-style-name="Standard">
      <style:text-properties officeooo:paragraph-rsid="000f3822"/>
    </style:style>
    <style:style style:name="P32" style:family="paragraph" style:parent-style-name="Standard">
      <style:text-properties officeooo:paragraph-rsid="000fdc1c"/>
    </style:style>
    <style:style style:name="P33" style:family="paragraph" style:parent-style-name="Standard">
      <style:text-properties officeooo:paragraph-rsid="001e6ad7"/>
    </style:style>
    <style:style style:name="P34" style:family="paragraph" style:parent-style-name="Standard">
      <style:text-properties officeooo:paragraph-rsid="000dbdfd"/>
    </style:style>
    <style:style style:name="P35" style:family="paragraph" style:parent-style-name="Standard">
      <style:text-properties officeooo:paragraph-rsid="0020c411"/>
    </style:style>
    <style:style style:name="P36" style:family="paragraph" style:parent-style-name="Standard">
      <style:text-properties officeooo:paragraph-rsid="002113ec"/>
    </style:style>
    <style:style style:name="P37" style:family="paragraph" style:parent-style-name="Standard">
      <style:text-properties officeooo:paragraph-rsid="0023f4e7"/>
    </style:style>
    <style:style style:name="P38" style:family="paragraph" style:parent-style-name="Standard">
      <style:text-properties officeooo:paragraph-rsid="002548af"/>
    </style:style>
    <style:style style:name="P39" style:family="paragraph" style:parent-style-name="Standard">
      <style:text-properties officeooo:paragraph-rsid="00257809"/>
    </style:style>
    <style:style style:name="P40" style:family="paragraph" style:parent-style-name="Standard">
      <style:text-properties officeooo:paragraph-rsid="0026c4fd"/>
    </style:style>
    <style:style style:name="P41" style:family="paragraph" style:parent-style-name="Preformatted_20_Text">
      <style:text-properties style:font-name="Ubuntu Thin" officeooo:rsid="000b0c30"/>
    </style:style>
    <style:style style:name="P42" style:family="paragraph" style:parent-style-name="Preformatted_20_Text">
      <style:text-properties style:font-name="Ubuntu Thin" fo:font-size="12pt" style:font-size-asian="12pt" style:font-size-complex="12pt"/>
    </style:style>
    <style:style style:name="T1" style:family="text">
      <style:text-properties style:font-name="Ubuntu Thin"/>
    </style:style>
    <style:style style:name="T2" style:family="text">
      <style:text-properties style:font-name="Ubuntu Thin" officeooo:rsid="000c47a2"/>
    </style:style>
    <style:style style:name="T3" style:family="text">
      <style:text-properties style:font-name="Ubuntu Thin" fo:font-style="normal" officeooo:rsid="000c47a2" style:font-style-asian="normal" style:font-style-complex="normal"/>
    </style:style>
    <style:style style:name="T4" style:family="text">
      <style:text-properties style:font-name="Ubuntu Thin" fo:font-style="normal" officeooo:rsid="000dbdfd" style:font-style-asian="normal" style:font-style-complex="normal"/>
    </style:style>
    <style:style style:name="T5" style:family="text">
      <style:text-properties style:font-name="Ubuntu Thin" fo:font-style="normal" fo:font-weight="bold" officeooo:rsid="000c47a2" style:font-style-asian="normal" style:font-weight-asian="bold" style:font-style-complex="normal" style:font-weight-complex="bold"/>
    </style:style>
    <style:style style:name="T6" style:family="text">
      <style:text-properties style:font-name="Ubuntu Thin" fo:font-style="normal" fo:font-weight="bold" officeooo:rsid="0020c411" style:font-style-asian="normal" style:font-weight-asian="bold" style:font-style-complex="normal" style:font-weight-complex="bold"/>
    </style:style>
    <style:style style:name="T7" style:family="text">
      <style:text-properties style:font-name="Ubuntu Thin" fo:font-style="normal" fo:font-weight="bold" officeooo:rsid="0023f4e7" style:font-style-asian="normal" style:font-weight-asian="bold" style:font-style-complex="normal" style:font-weight-complex="bold"/>
    </style:style>
    <style:style style:name="T8" style:family="text">
      <style:text-properties style:font-name="Ubuntu Thin" fo:font-style="normal" fo:font-weight="bold" officeooo:rsid="0023f4e7" style:font-name-asian="Noto Sans Mono CJK SC" style:font-style-asian="normal" style:font-weight-asian="bold" style:font-name-complex="Liberation Mono" style:font-style-complex="normal" style:font-weight-complex="bold"/>
    </style:style>
    <style:style style:name="T9" style:family="text">
      <style:text-properties style:font-name="Ubuntu Thin" fo:font-style="normal" fo:font-weight="normal" officeooo:rsid="0020c411" style:font-style-asian="normal" style:font-weight-asian="normal" style:font-style-complex="normal" style:font-weight-complex="normal"/>
    </style:style>
    <style:style style:name="T10" style:family="text">
      <style:text-properties style:font-name="Ubuntu Thin" fo:font-style="normal" fo:font-weight="normal" officeooo:rsid="002113ec" style:font-style-asian="normal" style:font-weight-asian="normal" style:font-style-complex="normal" style:font-weight-complex="normal"/>
    </style:style>
    <style:style style:name="T11" style:family="text">
      <style:text-properties style:font-name="Ubuntu Thin" fo:font-style="normal" fo:font-weight="normal" officeooo:rsid="0023f4e7" style:font-style-asian="normal" style:font-weight-asian="normal" style:font-style-complex="normal" style:font-weight-complex="normal"/>
    </style:style>
    <style:style style:name="T12" style:family="text">
      <style:text-properties style:font-name="Ubuntu Thin" fo:font-style="normal" fo:font-weight="normal" officeooo:rsid="002548af" style:font-style-asian="normal" style:font-weight-asian="normal" style:font-style-complex="normal" style:font-weight-complex="normal"/>
    </style:style>
    <style:style style:name="T13" style:family="text">
      <style:text-properties style:font-name="Ubuntu Thin" fo:font-style="normal" fo:font-weight="normal" officeooo:rsid="00257809" style:font-style-asian="normal" style:font-weight-asian="normal" style:font-style-complex="normal" style:font-weight-complex="normal"/>
    </style:style>
    <style:style style:name="T14" style:family="text">
      <style:text-properties style:font-name="Ubuntu Thin" fo:font-style="normal" fo:font-weight="normal" officeooo:rsid="0026c4fd" style:font-style-asian="normal" style:font-weight-asian="normal" style:font-style-complex="normal" style:font-weight-complex="normal"/>
    </style:style>
    <style:style style:name="T15" style:family="text">
      <style:text-properties style:font-name="Ubuntu Thin" fo:font-style="normal" fo:font-weight="normal" officeooo:rsid="0023f4e7" style:font-name-asian="Noto Sans Mono CJK SC" style:font-style-asian="normal" style:font-weight-asian="normal" style:font-name-complex="Liberation Mono" style:font-style-complex="normal" style:font-weight-complex="normal"/>
    </style:style>
    <style:style style:name="T16" style:family="text">
      <style:text-properties style:font-name="Ubuntu Thin" fo:font-size="10pt" officeooo:rsid="000f3822" style:font-size-asian="10pt" style:font-size-complex="10pt"/>
    </style:style>
    <style:style style:name="T17" style:family="text">
      <style:text-properties style:font-name="Ubuntu Thin" fo:font-size="10pt" officeooo:rsid="000c47a2" style:font-size-asian="10pt" style:font-size-complex="10pt"/>
    </style:style>
    <style:style style:name="T18" style:family="text">
      <style:text-properties style:font-name="Ubuntu Thin" fo:font-size="10pt" officeooo:rsid="000fdc1c" style:font-size-asian="10pt" style:font-size-complex="10pt"/>
    </style:style>
    <style:style style:name="T19" style:family="text">
      <style:text-properties style:font-name="Ubuntu Thin" fo:font-size="10pt" fo:font-style="normal" officeooo:rsid="000c47a2" style:font-size-asian="10pt" style:font-style-asian="normal" style:font-size-complex="10pt" style:font-style-complex="normal"/>
    </style:style>
    <style:style style:name="T20" style:family="text">
      <style:text-properties style:font-name="Ubuntu Thin" fo:font-size="10pt" fo:font-style="normal" officeooo:rsid="000dbdfd" style:font-size-asian="10pt" style:font-style-asian="normal" style:font-size-complex="10pt" style:font-style-complex="normal"/>
    </style:style>
    <style:style style:name="T21" style:family="text">
      <style:text-properties style:font-name="Ubuntu Thin" fo:font-size="10pt" fo:font-style="normal" fo:font-weight="bold" officeooo:rsid="000c47a2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Ubuntu Thin" officeooo:rsid="000fdc1c"/>
    </style:style>
    <style:style style:name="T23" style:family="text">
      <style:text-properties style:font-name="Ubuntu Thin" officeooo:rsid="00118ffe"/>
    </style:style>
    <style:style style:name="T24" style:family="text">
      <style:text-properties style:font-name="Ubuntu Thin" officeooo:rsid="001e6ad7"/>
    </style:style>
    <style:style style:name="T25" style:family="text">
      <style:text-properties style:font-name="Ubuntu Thin" fo:font-size="12pt" style:font-size-asian="12pt" style:font-size-complex="12pt"/>
    </style:style>
    <style:style style:name="T26" style:family="text">
      <style:text-properties style:font-name="Ubuntu Thin" fo:font-size="12pt" fo:background-color="#ffff00" loext:char-shading-value="0" style:font-size-asian="12pt" style:font-size-complex="12pt"/>
    </style:style>
    <style:style style:name="T27" style:family="text">
      <style:text-properties officeooo:rsid="000b0c3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f3078" style:font-weight-asian="bold" style:font-weight-complex="bold"/>
    </style:style>
    <style:style style:name="T30" style:family="text">
      <style:text-properties fo:font-weight="bold" fo:background-color="#ffff00" loext:char-shading-value="0" style:font-weight-asian="bold" style:font-weight-complex="bold"/>
    </style:style>
    <style:style style:name="T31" style:family="text">
      <style:text-properties officeooo:rsid="000c47a2"/>
    </style:style>
    <style:style style:name="T32" style:family="text">
      <style:text-properties fo:background-color="#ffff00" loext:char-shading-value="0"/>
    </style:style>
    <style:style style:name="T33" style:family="text">
      <style:text-properties style:font-name="Ubuntu Mono" fo:font-size="12pt" style:font-size-asian="12pt" style:font-size-complex="12pt"/>
    </style:style>
    <style:style style:name="T34" style:family="text">
      <style:text-properties style:font-name="Ubuntu Mono" fo:font-size="12pt" officeooo:rsid="001e6ad7" style:font-size-asian="12pt" style:font-size-complex="12pt"/>
    </style:style>
    <style:style style:name="T35" style:family="text">
      <style:text-properties style:font-name="Ubuntu Mono" fo:font-size="12pt" fo:background-color="#ffff00" loext:char-shading-value="0" style:font-size-asian="12pt" style:font-size-complex="12pt"/>
    </style:style>
    <style:style style:name="T36" style:family="text">
      <style:text-properties style:font-name="Ubuntu Mono" fo:font-size="12pt" officeooo:rsid="001e6ad7" style:font-name-asian="Noto Sans Mono CJK SC" style:font-size-asian="12pt" style:font-name-complex="Liberation Mono" style:font-size-complex="12pt"/>
    </style:style>
    <style:style style:name="T37" style:family="text">
      <style:text-properties officeooo:rsid="001b5f9f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f307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l WordPress site <text:span text:style-name="T27">+ Nginx+ PostgreSQL </text:span><text:span text:style-name="T37">or MySQL</text:span><text:span text:style-name="T27"> + Debian</text:span></text:p>
      <text:p text:style-name="P1"/>
      <text:p text:style-name="P3">Install nginx</text:p>
      <text:p text:style-name="P10"><text:span text:style-name="T27">sudo </text:span>apt update</text:p>
      <text:p text:style-name="P10">sudo apt install nginx</text:p>
      <text:p text:style-name="P23">#for firewall enabled systems</text:p>
      <text:p text:style-name="P12">sudo ufw allow 'Nginx HTTP'</text:p>
      <text:p text:style-name="P12">sudo ufw status</text:p>
      <text:p text:style-name="P23">#find ip to test nginx</text:p>
      <text:p text:style-name="P12">ip addr show eth0 | grep inet | awk '{ print $2; }' | sed 's/\/.*$//'</text:p>
      <text:p text:style-name="P11"/>
      <text:p text:style-name="P2">Install PHP</text:p>
      <text:p text:style-name="P9">apt update</text:p>
      <text:p text:style-name="P24">#for PostgreSQL</text:p>
      <text:p text:style-name="P9">sudo apt install php-fpm <text:span text:style-name="T27">php-pgsql</text:span></text:p>
      <text:p text:style-name="P24">#for MariaDB SQL</text:p>
      <text:p text:style-name="P9">sudo apt install php-fpm php-mysql</text:p>
      <text:p text:style-name="P9"/>
      <text:p text:style-name="P6">Secure PHP</text:p>
      <text:p text:style-name="P16">sudo nano /etc/php/7.0/fpm/php.ini</text:p>
      <text:p text:style-name="P16">cgi.fix_pathinfo=0</text:p>
      <text:p text:style-name="P16">sudo systemctl restart php7.0-fpm</text:p>
      <text:p text:style-name="P9"/>
      <text:p text:style-name="P2">Configuring Nginx to Use the PHP Processor</text:p>
      <text:p text:style-name="P9">sudo mkdir /var/www/<text:span text:style-name="T28">your_domain</text:span></text:p>
      <text:p text:style-name="P21"><text:span text:style-name="T38">sudo chmod -R 755 /var/www/</text:span><text:span text:style-name="T28">your_domain</text:span></text:p>
      <text:p text:style-name="P15">cat nano /etc/nginx/nginx.conf</text:p>
      <text:p text:style-name="P27"># get the user and set it as owner for /var/www/your_domain</text:p>
      <text:p text:style-name="P22"><text:span text:style-name="T39">sudo chown -R </text:span><text:span text:style-name="T29">www-data:www-data</text:span><text:span text:style-name="T39"> /var/www/</text:span><text:span text:style-name="T29">your_domain</text:span></text:p>
      <text:p text:style-name="P9">sudo nano /etc/nginx/sites-available/<text:span text:style-name="T28">your_domain</text:span></text:p>
      <text:p text:style-name="P25">server {</text:p>
      <text:p text:style-name="P25"><text:s text:c="4"/>listen 80;</text:p>
      <text:p text:style-name="P25"><text:s text:c="4"/>listen [::]:80;</text:p>
      <text:p text:style-name="P25"/>
      <text:p text:style-name="P25"><text:s text:c="4"/>root /var/www/<text:span text:style-name="T30">your_domain</text:span>;</text:p>
      <text:p text:style-name="P25"><text:s text:c="4"/>index index.php index.html index.htm;</text:p>
      <text:p text:style-name="P25"/>
      <text:p text:style-name="P25"><text:s text:c="4"/>server_name <text:span text:style-name="T30">your_domain</text:span>;</text:p>
      <text:p text:style-name="P25"/>
      <text:p text:style-name="P25"><text:s text:c="4"/>location / {</text:p>
      <text:p text:style-name="P25"><text:s text:c="8"/>try_files $uri $uri/ =404;</text:p>
      <text:p text:style-name="P25"><text:s text:c="4"/>}</text:p>
      <text:p text:style-name="P25"/>
      <text:p text:style-name="P25"><text:s text:c="4"/>location ~ \.php$ {</text:p>
      <text:p text:style-name="P25"><text:s text:c="8"/>include snippets/fastcgi-php.conf;</text:p>
      <text:p text:style-name="P25"><text:s text:c="8"/>fastcgi_pass unix:/var/run/php/php<text:span text:style-name="T30">7.3</text:span>-fpm.sock;</text:p>
      <text:p text:style-name="P25"><text:s text:c="4"/>}</text:p>
      <text:p text:style-name="P25">}</text:p>
      <text:p text:style-name="P13">sudo ln -s /etc/nginx/sites-available/<text:span text:style-name="T28">your_domain</text:span> /etc/nginx/sites-enabled/</text:p>
      <text:p text:style-name="P13">sudo nginx -t</text:p>
      <text:p text:style-name="P13"><text:soft-page-break/>sudo systemctl reload nginx</text:p>
      <text:p text:style-name="P13"/>
      <text:p text:style-name="P5">Creating a PHP File to Test Configuration</text:p>
      <text:p text:style-name="P13">nano /var/www/<text:span text:style-name="T28">your_domain</text:span>/info.php</text:p>
      <text:p text:style-name="P25">&lt;?php</text:p>
      <text:p text:style-name="P25">phpinfo();</text:p>
      <text:p text:style-name="P25">?&gt;</text:p>
      <text:p text:style-name="P26"># test <text:a xlink:type="simple" xlink:href="http://ip/info.php" text:style-name="Internet_20_link" text:visited-style-name="Visited_20_Internet_20_Link">http://ip/info.php</text:a></text:p>
      <text:p text:style-name="P14">rm /var/www/your_domain/info.php</text:p>
      <text:p text:style-name="P2"/>
      <text:p text:style-name="P7">Install MySQL and configure</text:p>
      <text:p text:style-name="P19">sudo apt install mysql-server</text:p>
      <text:p text:style-name="P41"><text:span text:style-name="Source_20_Text"><text:span text:style-name="T25">sudo mysql -u root</text:span></text:span></text:p>
      <text:p text:style-name="Preformatted_20_Text"><text:span text:style-name="Source_20_Text"><text:span text:style-name="T25">CREATE DATABASE </text:span></text:span><text:span text:style-name="Source_20_Text"><text:span text:style-name="T26">wordpress</text:span></text:span><text:span text:style-name="Source_20_Text"><text:span text:style-name="T25">;</text:span></text:span></text:p>
      <text:p text:style-name="Preformatted_20_Text"><text:span text:style-name="Source_20_Text"><text:span text:style-name="T25">CREATE USER </text:span></text:span><text:span text:style-name="Source_20_Text"><text:span text:style-name="T26">wordpress@localhost</text:span></text:span><text:span text:style-name="Source_20_Text"><text:span text:style-name="T25"> IDENTIFIED BY '&lt;</text:span></text:span><text:span text:style-name="Source_20_Text"><text:span text:style-name="T26">your-password</text:span></text:span><text:span text:style-name="Source_20_Text"><text:span text:style-name="T25">&gt;';</text:span></text:span></text:p>
      <text:p text:style-name="Preformatted_20_Text"><text:span text:style-name="Source_20_Text"><text:span text:style-name="T25">GRANT SELECT,INSERT,UPDATE,DELETE,CREATE,DROP,ALTER</text:span></text:span></text:p>
      <text:p text:style-name="Preformatted_20_Text"><text:span text:style-name="Source_20_Text"><text:span text:style-name="T25"><text:s text:c="4"/>-&gt; ON </text:span></text:span><text:span text:style-name="Source_20_Text"><text:span text:style-name="T26">wordpress</text:span></text:span><text:span text:style-name="Source_20_Text"><text:span text:style-name="T25">.*</text:span></text:span></text:p>
      <text:p text:style-name="Preformatted_20_Text"><text:span text:style-name="Source_20_Text"><text:span text:style-name="T25"><text:s text:c="4"/>-&gt; TO </text:span></text:span><text:a xlink:type="simple" xlink:href="mailto:wordpress@localhost" text:style-name="Internet_20_link" text:visited-style-name="Visited_20_Internet_20_Link"><text:span text:style-name="Source_20_Text"><text:span text:style-name="T26">wordpress@localhost</text:span></text:span></text:a><text:span text:style-name="Source_20_Text"><text:span text:style-name="T26">;</text:span></text:span></text:p>
      <text:p text:style-name="Preformatted_20_Text"><text:span text:style-name="Source_20_Text"><text:span text:style-name="T25">FLUSH PRIVILEGES;</text:span></text:span></text:p>
      <text:p text:style-name="Preformatted_20_Text"><text:span text:style-name="Source_20_Text"><text:span text:style-name="T25">quit</text:span></text:span></text:p>
      <text:p text:style-name="P42">sudo service mysql start</text:p>
      <text:p text:style-name="P7"/>
      <text:p text:style-name="P8">Install Wordpress with MySQL</text:p>
      <text:p text:style-name="P20">cd /var/www/<text:span text:style-name="T28">your_domain</text:span></text:p>
      <text:p text:style-name="P33"><text:span text:style-name="Teletype"><text:span text:style-name="T22">sudo </text:span></text:span><text:span text:style-name="Teletype"><text:span text:style-name="T1">wget </text:span></text:span><text:a xlink:type="simple" xlink:href="https://wordpress.org/latest.tar.gz" text:style-name="Internet_20_link" text:visited-style-name="Visited_20_Internet_20_Link"><text:span text:style-name="Teletype"><text:span text:style-name="T1">https://wordpress.org/latest.tar.gz</text:span></text:span></text:a></text:p>
      <text:p text:style-name="P33"><text:span text:style-name="Teletype"><text:span text:style-name="T22">sudo </text:span></text:span><text:span text:style-name="Teletype"><text:span text:style-name="T1">tar -xzvf latest.tar.gz</text:span></text:span></text:p>
      <text:p text:style-name="P8"><text:bookmark text:name="03f81"/><text:span text:style-name="Teletype"><text:span text:style-name="T22">sudo </text:span></text:span><text:span text:style-name="Teletype"><text:span text:style-name="T1">rm -rf latest.tar.gz</text:span></text:span></text:p>
      <text:p text:style-name="P33"><text:span text:style-name="Teletype"><text:span text:style-name="T2">#configure wp-config.php</text:span></text:span></text:p>
      <text:p text:style-name="P8"><text:span text:style-name="Teletype"><text:span text:style-name="T18">sudo </text:span></text:span><text:span text:style-name="Teletype"><text:span text:style-name="T16">cp <text:s/>/</text:span></text:span><text:span text:style-name="Teletype"><text:span text:style-name="T19">var/www/</text:span></text:span><text:span text:style-name="Teletype"><text:span text:style-name="T21">your_domain</text:span></text:span><text:span text:style-name="Teletype"><text:span text:style-name="T19">/wordpress/</text:span></text:span><text:span text:style-name="Teletype"><text:span text:style-name="T17">wp-config-sample.php /</text:span></text:span><text:span text:style-name="Teletype"><text:span text:style-name="T19">var/www/</text:span></text:span><text:span text:style-name="Teletype"><text:span text:style-name="T21">your_domain/</text:span></text:span><text:span text:style-name="Teletype"><text:span text:style-name="T19">wordpress/wp-config.php</text:span></text:span></text:p>
      <text:p text:style-name="P33"><text:span text:style-name="Teletype"><text:span text:style-name="T24">sudo </text:span></text:span><text:span text:style-name="Teletype"><text:span text:style-name="T2">nano /</text:span></text:span><text:span text:style-name="Teletype"><text:span text:style-name="T3">var/www/</text:span></text:span><text:span text:style-name="Teletype"><text:span text:style-name="T5">your_domain</text:span></text:span><text:span text:style-name="Teletype"><text:span text:style-name="T3">/wordpress/wp-config.php<text:line-break/></text:span></text:span><text:bookmark text:name="1f661"/><text:span text:style-name="Teletype"><text:span text:style-name="T33">/** The name of the database for WordPress */</text:span></text:span></text:p>
      <text:p text:style-name="P33"><text:bookmark text:name="6ad41"/><text:span text:style-name="Teletype"><text:span text:style-name="T33">define('</text:span></text:span><text:span text:style-name="Teletype"><text:span text:style-name="T35">DB_NAME</text:span></text:span><text:span text:style-name="Teletype"><text:span text:style-name="T33">', 'your </text:span></text:span><text:span text:style-name="Teletype"><text:span text:style-name="T36">My</text:span></text:span><text:span text:style-name="Teletype"><text:span text:style-name="T33">SQL database name will go here');</text:span></text:span></text:p>
      <text:p text:style-name="P29"><text:bookmark text:name="c9db1"/>/** MySQL database username */</text:p>
      <text:p text:style-name="P33"><text:bookmark text:name="c0231"/><text:span text:style-name="T33">define('</text:span><text:span text:style-name="T35">DB_USER</text:span><text:span text:style-name="T33">', 'your </text:span><text:span text:style-name="T34">My</text:span><text:span text:style-name="T33">SQL database username will go here');</text:span></text:p>
      <text:p text:style-name="P29"><text:bookmark text:name="2b541"/>/** MySQL database password */</text:p>
      <text:p text:style-name="P33"><text:bookmark text:name="aa621"/><text:span text:style-name="T33">define('</text:span><text:span text:style-name="T35">DB_PASSWORD</text:span><text:span text:style-name="T33">', 'your </text:span><text:span text:style-name="T34">My</text:span><text:span text:style-name="T33">SQL database password will go here');</text:span></text:p>
      <text:p text:style-name="P29"><text:bookmark text:name="a3e51"/>/** MySQL hostname */</text:p>
      <text:p text:style-name="P29"><text:bookmark text:name="a3101"/>define('DB_HOST', '<text:span text:style-name="T32">localhost</text:span>');</text:p>
      <text:p text:style-name="P8"><text:span text:style-name="Teletype"><text:span text:style-name="T20">#open browser </text:span></text:span><text:a xlink:type="simple" xlink:href="http://example.com/wp-admin/install.php" office:target-frame-name="_blank" xlink:show="new" text:style-name="Internet_20_link" text:visited-style-name="Visited_20_Internet_20_Link"><text:span text:style-name="Teletype"><text:span text:style-name="T20">http://your_domain/wp-admin/install.php</text:span></text:span></text:a></text:p>
      <text:p text:style-name="P7"/>
      <text:p text:style-name="P7">Install PostgreSQL and configure</text:p>
      <text:p text:style-name="P17">sudo apt update</text:p>
      <text:p text:style-name="P17">sudo apt install postgresql postgresql-contrib</text:p>
      <text:p text:style-name="P17">sudo -u postgres psql -c "SELECT version();"</text:p>
      <text:p text:style-name="P17">su -</text:p>
      <text:p text:style-name="P17">su - postgres</text:p>
      <text:p text:style-name="P17">psql</text:p>
      <text:p text:style-name="P17">create database your_database;</text:p>
      <text:p text:style-name="P17">create user your_user with password ‘your_password’;</text:p>
      <text:p text:style-name="P17">grant all privileges on database your_database to your_user;</text:p>
      <text:p text:style-name="P17">\q</text:p>
      <text:p text:style-name="P18"/>
      <text:p text:style-name="P4">Install Wordpress <text:span text:style-name="T31">with PostgreSQL</text:span></text:p>
      <text:p text:style-name="P9"><text:soft-page-break/>cd /var/www/<text:span text:style-name="T28">your_domain</text:span></text:p>
      <text:p text:style-name="Standard"><text:span text:style-name="Teletype"><text:span text:style-name="T22">sudo </text:span></text:span><text:span text:style-name="Teletype"><text:span text:style-name="T1">wget </text:span></text:span><text:a xlink:type="simple" xlink:href="https://wordpress.org/latest.tar.gz" text:style-name="Internet_20_link" text:visited-style-name="Visited_20_Internet_20_Link"><text:span text:style-name="Teletype"><text:span text:style-name="T1">https://wordpress.org/latest.tar.gz</text:span></text:span></text:a></text:p>
      <text:p text:style-name="Standard"><text:span text:style-name="Teletype"><text:span text:style-name="T22">sudo </text:span></text:span><text:span text:style-name="Teletype"><text:span text:style-name="T1">tar -xzvf latest.tar.gz</text:span></text:span></text:p>
      <text:p text:style-name="Standard"><text:bookmark text:name="03f8"/><text:span text:style-name="Teletype"><text:span text:style-name="T22">sudo </text:span></text:span><text:span text:style-name="Teletype"><text:span text:style-name="T1">rm -rf latest.tar.gz</text:span></text:span></text:p>
      <text:p text:style-name="P32"><text:bookmark text:name="de74"/><text:span text:style-name="Teletype"><text:span text:style-name="T1">cd </text:span></text:span><text:span text:style-name="Teletype"><text:span text:style-name="T22">wordpress/</text:span></text:span><text:span text:style-name="Teletype"><text:span text:style-name="T1">wp-content</text:span></text:span></text:p>
      <text:p text:style-name="P32"><text:span text:style-name="Teletype"><text:span text:style-name="T22">sudo g</text:span></text:span><text:span text:style-name="Teletype"><text:span text:style-name="T1">it clone </text:span></text:span><text:a xlink:type="simple" xlink:href="https://github.com/kevinoid/postgresql-for-wordpress.git" office:target-frame-name="_blank" xlink:show="new" text:style-name="Internet_20_link" text:visited-style-name="Visited_20_Internet_20_Link"><text:span text:style-name="Teletype"><text:span text:style-name="T1">https://github.com/kevinoid/postgresql-for-wordpress.git</text:span></text:span></text:a></text:p>
      <text:p text:style-name="Standard"><text:span text:style-name="Teletype"><text:span text:style-name="T22">sudo m</text:span></text:span><text:span text:style-name="Teletype"><text:span text:style-name="T1">v postgresql-for-wordpress/pg4wp </text:span></text:span><text:span text:style-name="Teletype"><text:span text:style-name="T23">p</text:span></text:span><text:span text:style-name="Teletype"><text:span text:style-name="T1">g4wp</text:span></text:span></text:p>
      <text:p text:style-name="Standard"><text:span text:style-name="Teletype"><text:span text:style-name="T22">sudo r</text:span></text:span><text:span text:style-name="Teletype"><text:span text:style-name="T1">m -rf postgresql-for-wordpress</text:span></text:span></text:p>
      <text:p text:style-name="Standard"><text:span text:style-name="Teletype"><text:span text:style-name="T22">sudo c</text:span></text:span><text:span text:style-name="Teletype"><text:span text:style-name="T1">p </text:span></text:span><text:span text:style-name="Teletype"><text:span text:style-name="T23">p</text:span></text:span><text:span text:style-name="Teletype"><text:span text:style-name="T1">g4wp/db.php db.php</text:span></text:span></text:p>
      <text:p text:style-name="P30"><text:span text:style-name="Teletype"><text:span text:style-name="T2">#configure wp-config.php</text:span></text:span></text:p>
      <text:p text:style-name="P31"><text:span text:style-name="Teletype"><text:span text:style-name="T18">sudo </text:span></text:span><text:span text:style-name="Teletype"><text:span text:style-name="T16">cp <text:s/>/</text:span></text:span><text:span text:style-name="Teletype"><text:span text:style-name="T19">var/www/</text:span></text:span><text:span text:style-name="Teletype"><text:span text:style-name="T21">your_domain</text:span></text:span><text:span text:style-name="Teletype"><text:span text:style-name="T19">/wordpress/</text:span></text:span><text:span text:style-name="Teletype"><text:span text:style-name="T17">wp-config-sample.php /</text:span></text:span><text:span text:style-name="Teletype"><text:span text:style-name="T19">var/www/</text:span></text:span><text:span text:style-name="Teletype"><text:span text:style-name="T21">your_domain/</text:span></text:span><text:span text:style-name="Teletype"><text:span text:style-name="T19">wordpress/wp-config.php</text:span></text:span></text:p>
      <text:p text:style-name="P30"><text:span text:style-name="Teletype"><text:span text:style-name="T2">nano /</text:span></text:span><text:span text:style-name="Teletype"><text:span text:style-name="T3">var/www/</text:span></text:span><text:span text:style-name="Teletype"><text:span text:style-name="T5">your_domain</text:span></text:span><text:span text:style-name="Teletype"><text:span text:style-name="T3">/wordpress/wp-config.php<text:line-break/></text:span></text:span><text:bookmark text:name="1f66"/><text:span text:style-name="Teletype"><text:span text:style-name="T33">/** The name of the database for WordPress */</text:span></text:span></text:p>
      <text:p text:style-name="P30"><text:bookmark text:name="6ad4"/><text:span text:style-name="Teletype"><text:span text:style-name="T33">define('</text:span></text:span><text:span text:style-name="Teletype"><text:span text:style-name="T35">DB_NAME</text:span></text:span><text:span text:style-name="Teletype"><text:span text:style-name="T33">', 'your PostgreSQL database name will go here');</text:span></text:span></text:p>
      <text:p text:style-name="P28"><text:bookmark text:name="c9db"/>/** MySQL database username */</text:p>
      <text:p text:style-name="P28"><text:bookmark text:name="c023"/>define('<text:span text:style-name="T32">DB_USER</text:span>', 'your PostgreSQL database username will go here');</text:p>
      <text:p text:style-name="P28"><text:bookmark text:name="2b54"/>/** MySQL database password */</text:p>
      <text:p text:style-name="P28"><text:bookmark text:name="aa62"/>define('<text:span text:style-name="T32">DB_PASSWORD</text:span>', 'your PostgreSQL database password will go here');</text:p>
      <text:p text:style-name="P28"><text:bookmark text:name="a3e5"/>/** MySQL hostname */</text:p>
      <text:p text:style-name="P28"><text:bookmark text:name="a310"/>define('DB_HOST', '<text:span text:style-name="T32">localhost</text:span>');</text:p>
      <text:p text:style-name="P34"><text:span text:style-name="Teletype"><text:span text:style-name="T4">#open browser </text:span></text:span><text:a xlink:type="simple" xlink:href="http://your_domain/wp-admin/install.php" text:style-name="Internet_20_link" text:visited-style-name="Visited_20_Internet_20_Link"><text:span text:style-name="Teletype"><text:span text:style-name="T4">http://your_domain/wp-admin/install.php</text:span></text:span></text:a></text:p>
      <text:p text:style-name="P34"><text:span text:style-name="Teletype"><text:span text:style-name="T4"/></text:span></text:p>
      <text:p text:style-name="P35"><text:span text:style-name="Teletype"><text:span text:style-name="T6">Install FTP server</text:span></text:span></text:p>
      <text:p text:style-name="P35"><text:a xlink:type="simple" xlink:href="https://phoenixnap.com/kb/install-ftp-server-on-ubuntu-vsftpd" text:style-name="Internet_20_link" text:visited-style-name="Visited_20_Internet_20_Link"><text:span text:style-name="Teletype"><text:span text:style-name="T9">https://phoenixnap.com/kb/install-ftp-server-on-ubuntu-vsftpd</text:span></text:span></text:a></text:p>
      <text:p text:style-name="P35"><text:span text:style-name="Teletype"><text:span text:style-name="T6"/></text:span></text:p>
      <text:p text:style-name="P35"><text:span text:style-name="Teletype"><text:span text:style-name="T6">Migrate site</text:span></text:span></text:p>
      <text:p text:style-name="P36"><text:span text:style-name="Teletype"><text:span text:style-name="T12">1. </text:span></text:span><text:span text:style-name="Teletype"><text:span text:style-name="T10">Copy files </text:span></text:span><text:span text:style-name="Teletype"><text:span text:style-name="T11">/var/www/</text:span></text:span><text:span text:style-name="Teletype"><text:span text:style-name="T8">your_domain</text:span></text:span><text:span text:style-name="Teletype"><text:span text:style-name="T15">/</text:span></text:span></text:p>
      <text:p text:style-name="P36"><text:span text:style-name="Teletype"><text:span text:style-name="T10"/></text:span></text:p>
      <text:p text:style-name="P36"><text:span text:style-name="Teletype"><text:span text:style-name="T12">2. </text:span></text:span><text:span text:style-name="Teletype"><text:span text:style-name="T10">Create DB backup:</text:span></text:span></text:p>
      <text:p text:style-name="P37"><text:span text:style-name="Teletype"><text:span text:style-name="T11">sudo mysql</text:span></text:span></text:p>
      <text:p text:style-name="P36"><text:span text:style-name="Teletype"><text:span text:style-name="T11">SHOW DATABASES;</text:span></text:span></text:p>
      <text:p text:style-name="P38"><text:span text:style-name="Teletype"><text:span text:style-name="T12">sudo </text:span></text:span><text:span text:style-name="Teletype"><text:span text:style-name="T11">mysqldump -h </text:span></text:span><text:span text:style-name="Teletype"><text:span text:style-name="T7">mysql_hostserver</text:span></text:span><text:span text:style-name="Teletype"><text:span text:style-name="T11"> -u </text:span></text:span><text:span text:style-name="Teletype"><text:span text:style-name="T7">mysql_username</text:span></text:span><text:span text:style-name="Teletype"><text:span text:style-name="T11"> </text:span></text:span><text:span text:style-name="Teletype"><text:span text:style-name="T7">mysql_databasename</text:span></text:span><text:span text:style-name="Teletype"><text:span text:style-name="T11"> </text:span></text:span><text:span text:style-name="Teletype"><text:span text:style-name="T12">&gt; dump.sql</text:span></text:span></text:p>
      <text:p text:style-name="P38"><text:span text:style-name="Teletype"><text:span text:style-name="T12"/></text:span></text:p>
      <text:p text:style-name="P39"><text:span text:style-name="Teletype"><text:span text:style-name="T12">3. Copy the file with FileZilla.</text:span></text:span><text:span text:style-name="Teletype"><text:span text:style-name="T11">﻿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Ubuntu Thin" svg:font-family="'Ubuntu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8:03:08.964264251</meta:creation-date>
    <dc:date>2022-05-08T08:02:41.431798278</dc:date>
    <meta:editing-duration>PT3H6M49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118" meta:word-count="465" meta:character-count="3951" meta:non-whitespace-character-count="3535"/>
  </office:meta>
</office:document-meta>
</file>